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DocTask.setParams( String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DocTask.supports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DocTask.AddDoc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DocTask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ddDocTask.log( int cou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ddDocTask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ddDocTask.doLog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